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cm" svg:y1="4cm" svg:x2="2cm" svg:y2="19cm">
          <text:p text:style-name="P2"/>
        </draw:line>
        <draw:line draw:style-name="gr1" draw:text-style-name="P1" draw:layer="layout" svg:x1="7cm" svg:y1="4cm" svg:x2="7cm" svg:y2="19cm">
          <text:p text:style-name="P2"/>
        </draw:line>
        <draw:polyline draw:style-name="gr2" draw:text-style-name="P1" draw:layer="layout" svg:width="5cm" svg:height="1cm" svg:x="2cm" svg:y="3.5cm" svg:viewBox="0 0 5001 1001" draw:points="0,500 500,0 1500,1000 2500,0 3500,1000 4500,0 5000,500">
          <text:p text:style-name="P2"/>
        </draw:polyline>
        <draw:polyline draw:style-name="gr2" draw:text-style-name="P1" draw:layer="layout" svg:width="5cm" svg:height="1cm" svg:x="2cm" svg:y="18.5cm" svg:viewBox="0 0 5001 1001" draw:points="0,500 500,0 1500,1000 2500,0 3500,1000 4500,0 5000,500">
          <text:p text:style-name="P2"/>
        </draw:polyline>
        <draw:line draw:style-name="gr1" draw:text-style-name="P1" draw:layer="layout" svg:x1="2cm" svg:y1="7cm" svg:x2="7cm" svg:y2="7cm">
          <text:p text:style-name="P2"/>
        </draw:line>
        <draw:line draw:style-name="gr1" draw:text-style-name="P1" draw:layer="layout" svg:x1="2cm" svg:y1="8cm" svg:x2="7cm" svg:y2="8cm">
          <text:p text:style-name="P2"/>
        </draw:line>
        <draw:line draw:style-name="gr1" draw:text-style-name="P1" draw:layer="layout" svg:x1="2cm" svg:y1="9cm" svg:x2="7cm" svg:y2="9cm">
          <text:p text:style-name="P2"/>
        </draw:line>
        <draw:frame draw:style-name="gr3" draw:text-style-name="P2" draw:layer="layout" svg:width="1.404cm" svg:height="0.988cm" svg:x="3.815cm" svg:y="7cm">
          <draw:text-box>
            <text:p text:style-name="P2">ret</text:p>
          </draw:text-box>
        </draw:frame>
        <draw:frame draw:style-name="gr3" draw:text-style-name="P2" draw:layer="layout" svg:width="1.459cm" svg:height="0.988cm" svg:x="3.788cm" svg:y="8.012cm">
          <draw:text-box>
            <text:p text:style-name="P2">sfp</text:p>
          </draw:text-box>
        </draw:frame>
        <draw:line draw:style-name="gr1" draw:text-style-name="P1" draw:layer="layout" svg:x1="2cm" svg:y1="13.5cm" svg:x2="7cm" svg:y2="13.5cm">
          <text:p text:style-name="P2"/>
        </draw:line>
        <draw:line draw:style-name="gr1" draw:text-style-name="P1" draw:layer="layout" svg:x1="2cm" svg:y1="16cm" svg:x2="7cm" svg:y2="16cm">
          <text:p text:style-name="P2"/>
        </draw:line>
        <draw:frame draw:style-name="gr3" draw:text-style-name="P2" draw:layer="layout" svg:width="2.407cm" svg:height="0.988cm" svg:x="3.314cm" svg:y="11.7cm">
          <draw:text-box>
            <text:p text:style-name="P2">buffer</text:p>
          </draw:text-box>
        </draw:frame>
        <draw:frame draw:style-name="gr3" draw:text-style-name="P2" draw:layer="layout" svg:width="2.301cm" svg:height="0.988cm" svg:x="3.367cm" svg:y="14.212cm">
          <draw:text-box>
            <text:p text:style-name="P2">name</text:p>
          </draw:text-box>
        </draw:frame>
        <draw:line draw:style-name="gr1" draw:text-style-name="P1" draw:layer="layout" svg:x1="2cm" svg:y1="17cm" svg:x2="7cm" svg:y2="17cm">
          <text:p text:style-name="P2"/>
        </draw:line>
        <draw:frame draw:style-name="gr3" draw:text-style-name="P2" draw:layer="layout" svg:width="2.25cm" svg:height="0.988cm" svg:x="3.392cm" svg:y="16.012cm">
          <draw:text-box>
            <text:p text:style-name="P2">bytes</text:p>
          </draw:text-box>
        </draw:frame>
        <draw:line draw:style-name="gr1" draw:text-style-name="P1" draw:layer="layout" svg:x1="2cm" svg:y1="6cm" svg:x2="7cm" svg:y2="6cm">
          <text:p text:style-name="P2"/>
        </draw:line>
        <draw:frame draw:style-name="gr3" draw:layer="layout" svg:width="0.849cm" svg:height="0.988cm" svg:x="4.093cm" svg:y="6cm">
          <draw:text-box>
            <text:p text:style-name="P2">c</text:p>
          </draw:text-box>
        </draw:frame>
        <draw:frame draw:style-name="gr3" draw:text-style-name="P2" draw:layer="layout" svg:width="1.112cm" svg:height="0.988cm" svg:x="3.961cm" svg:y="4.5cm">
          <draw:text-box>
            <text:p text:style-name="P2">...</text:p>
          </draw:text-box>
        </draw:frame>
        <draw:line draw:style-name="gr4" draw:text-style-name="P1" draw:layer="layout" svg:x1="2cm" svg:y1="2.5cm" svg:x2="7cm" svg:y2="2.5cm">
          <text:p text:style-name="P2"/>
        </draw:line>
        <draw:frame draw:style-name="gr3" draw:layer="layout" svg:width="2.669cm" svg:height="0.988cm" svg:x="3cm" svg:y="1.5cm">
          <draw:text-box>
            <text:p text:style-name="P2">32 bits</text:p>
          </draw:text-box>
        </draw:frame>
        <draw:frame draw:style-name="gr3" draw:layer="layout" svg:width="0.879cm" svg:height="0.988cm" svg:x="7.5cm" svg:y="6.012cm">
          <draw:text-box>
            <text:p text:style-name="P2">x</text:p>
          </draw:text-box>
        </draw:frame>
        <draw:frame draw:style-name="gr3" draw:layer="layout" svg:width="1.916cm" svg:height="0.988cm" svg:x="7.5cm" svg:y="7.012cm">
          <draw:text-box>
            <text:p text:style-name="P2">x - 4</text:p>
          </draw:text-box>
        </draw:frame>
        <draw:frame draw:style-name="gr3" draw:layer="layout" svg:width="1.916cm" svg:height="0.988cm" svg:x="7.5cm" svg:y="8.012cm">
          <draw:text-box>
            <text:p text:style-name="P2">x - 8</text:p>
          </draw:text-box>
        </draw:frame>
        <draw:frame draw:style-name="gr3" draw:layer="layout" svg:width="3.122cm" svg:height="0.988cm" svg:x="7.5cm" svg:y="12.5cm">
          <draw:text-box>
            <text:p text:style-name="P2">x - 1040</text:p>
          </draw:text-box>
        </draw:frame>
        <draw:frame draw:style-name="gr3" draw:layer="layout" svg:width="3.122cm" svg:height="0.988cm" svg:x="7.5cm" svg:y="15.012cm">
          <draw:text-box>
            <text:p text:style-name="P2">x - 3088</text:p>
          </draw:text-box>
        </draw:frame>
        <draw:frame draw:style-name="gr3" draw:layer="layout" svg:width="3.122cm" svg:height="0.988cm" svg:x="7.5cm" svg:y="16.012cm">
          <draw:text-box>
            <text:p text:style-name="P2">x - 3092</text:p>
          </draw:text-box>
        </draw:frame>
        <draw:frame draw:style-name="gr3" draw:text-style-name="P2" draw:layer="layout" svg:width="1.112cm" svg:height="0.988cm" svg:x="3.961cm" svg:y="17.012cm">
          <draw:text-box>
            <text:p text:style-name="P2">...</text:p>
          </draw:text-box>
        </draw:frame>
        <draw:line draw:style-name="gr1" draw:text-style-name="P1" draw:layer="layout" svg:x1="2cm" svg:y1="10cm" svg:x2="7cm" svg:y2="10cm">
          <text:p text:style-name="P2"/>
        </draw:line>
        <draw:line draw:style-name="gr1" draw:text-style-name="P1" draw:layer="layout" svg:x1="2cm" svg:y1="9cm" svg:x2="7cm" svg:y2="9cm">
          <text:p text:style-name="P2"/>
        </draw:line>
        <draw:line draw:style-name="gr1" draw:text-style-name="P1" draw:layer="layout" svg:x1="2cm" svg:y1="9cm" svg:x2="7cm" svg:y2="9cm">
          <text:p text:style-name="P2"/>
        </draw:line>
        <draw:line draw:style-name="gr1" draw:text-style-name="P1" draw:layer="layout" svg:x1="2cm" svg:y1="11cm" svg:x2="7cm" svg:y2="11cm">
          <text:p text:style-name="P2"/>
        </draw:line>
        <draw:line draw:style-name="gr1" draw:text-style-name="P1" draw:layer="layout" svg:x1="2cm" svg:y1="9cm" svg:x2="7cm" svg:y2="9cm">
          <text:p text:style-name="P2"/>
        </draw:line>
        <draw:frame draw:style-name="gr3" draw:layer="layout" svg:width="2.318cm" svg:height="0.988cm" svg:x="7.5cm" svg:y="9.012cm">
          <draw:text-box>
            <text:p text:style-name="P2">x - 12</text:p>
          </draw:text-box>
        </draw:frame>
        <draw:frame draw:style-name="gr3" draw:layer="layout" svg:width="2.318cm" svg:height="0.988cm" svg:x="7.584cm" svg:y="10.012cm">
          <draw:text-box>
            <text:p text:style-name="P2">x - 16</text:p>
          </draw:text-box>
        </draw:frame>
        <draw:frame draw:style-name="gr3" draw:text-style-name="P2" draw:layer="layout" svg:width="2.077cm" svg:height="0.988cm" svg:x="3.479cm" svg:y="10cm">
          <draw:text-box>
            <text:p text:style-name="P2">%edi</text:p>
          </draw:text-box>
        </draw:frame>
        <draw:frame draw:style-name="gr3" draw:text-style-name="P2" draw:layer="layout" svg:width="2.301cm" svg:height="0.988cm" svg:x="3.367cm" svg:y="9cm">
          <draw:text-box>
            <text:p text:style-name="P2">%eb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creation-date>2007-02-23T09:27:22</meta:creation-date>
    <dc:date>2007-02-27T10:38:31</dc:date>
    <dc:language>fr-FR</dc:language>
    <meta:editing-cycles>12</meta:editing-cycles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